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4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TEGORY_SOURC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DEL</text:p>
          </table:table-cell>
          <table:table-cell office:value-type="string">
            <text:p>CODIGO</text:p>
          </table:table-cell>
          <table:table-cell office:value-type="string">
            <text:p>SYM</text:p>
          </table:table-cell>
          <table:table-cell office:value-type="string">
            <text:p>NIVEL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WD</text:p>
          </table:table-cell>
          <table:table-cell office:value-type="string">
            <text:p>HARDWAR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FT</text:p>
          </table:table-cell>
          <table:table-cell office:value-type="string">
            <text:p>SOFTWARE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PP</text:p>
          </table:table-cell>
          <table:table-cell office:value-type="string">
            <text:p>APLICACION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C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AIL</text:p>
          </table:table-cell>
          <table:table-cell office:value-type="string">
            <text:p>FALL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ATEGOR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DEL</text:p>
          </table:table-cell>
          <table:table-cell office:value-type="string">
            <text:p>SYM</text:p>
          </table:table-cell>
          <table:table-cell office:value-type="string">
            <text:p>GRUPO_ID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ARDWARE.PC.FALLA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2">
          <table:table-cell office:value-type="string">
            <text:p>CATEGORY_DETAI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DEL </text:p>
          </table:table-cell>
          <table:table-cell office:value-type="string">
            <text:p>CATEGORY_ID</text:p>
          </table:table-cell>
          <table:table-cell office:value-type="string">
            <text:p>CAT_SOURCES_ID</text:p>
          </table:table-cell>
          <table:table-cell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5:17:29</meta:creation-date>
    <dc:date>2013-03-11T16:08:21</dc:date>
    <meta:editing-duration>PT35M42S</meta:editing-duration>
    <meta:editing-cycles>1</meta:editing-cycles>
    <meta:document-statistic meta:table-count="3" meta:cell-count="56" meta:object-count="0"/>
    <meta:generator>LibreOffice/3.5$Linux_X86_64 LibreOffice_project/350m1$Build-2</meta:generator>
  </office:meta>
</office:document-meta>
</file>